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co1" style:family="table-column">
      <style:table-column-properties style:column-width="7.98cm" style:use-optimal-column-width="false"/>
    </style:style>
    <style:style style:name="co2" style:family="table-column">
      <style:table-column-properties style:column-width="17.223cm" style:use-optimal-column-width="false"/>
    </style:style>
    <style:style style:name="ro1" style:family="table-row">
      <style:table-row-properties style:row-height="1.631cm"/>
    </style:style>
    <style:style style:name="ro2" style:family="table-row">
      <style:table-row-properties style:row-height="0.994cm"/>
    </style:style>
    <style:style style:name="ro3" style:family="table-row">
      <style:table-row-properties style:row-height="1.002cm"/>
    </style:style>
    <style:style style:name="ce1" style:family="table-cell">
      <loext:graphic-properties draw:textarea-vertical-align="middle"/>
      <style:text-properties fo:font-size="30pt" style:font-size-asian="30pt" style:font-size-complex="30pt"/>
    </style:style>
    <style:style style:name="ce2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text-properties style:font-size-asian="30pt" style:font-size-complex="30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Codegen #4</text:p>
            <text:p>20.03.1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Work flow</text:p>
          </draw:text-box>
        </draw:frame>
        <draw:frame presentation:style-name="pr4" draw:layer="layout" svg:width="12.57cm" svg:height="9.134cm" svg:x="1.4cm" svg:y="3.685cm" presentation:class="outline" presentation:user-transformed="true">
          <draw:text-box>
            <text:list text:style-name="L2">
              <text:list-header>
                <text:p>Origin</text:p>
                <text:p>$ bin/coolc bool.cl</text:p>
                <text:list>
                  <text:list-header>
                    <text:p>-&gt; bool.s</text:p>
                  </text:list-header>
                </text:list>
                <text:p>$ bin/spim bool.s</text:p>
                <text:list>
                  <text:list-header>
                    <text:p>-&gt; exec</text:p>
                  </text:list-header>
                </text:list>
                <text:p/>
              </text:list-header>
            </text:list>
          </draw:text-box>
        </draw:frame>
        <draw:frame presentation:style-name="pr4" draw:layer="layout" svg:width="12.57cm" svg:height="9.134cm" svg:x="13.97cm" svg:y="3.685cm" presentation:class="outline" presentation:user-transformed="true">
          <draw:text-box>
            <text:list text:style-name="L2">
              <text:list-header>
                <text:p>Your code</text:p>
                <text:p>$ make cgen</text:p>
                <text:p>$ ./mycoolc bool.cl</text:p>
                <text:list>
                  <text:list-header>
                    <text:p>-&gt; bool.s</text:p>
                  </text:list-header>
                </text:list>
                <text:p>$ bin/spim bool.s</text:p>
                <text:list>
                  <text:list-header>
                    <text:p>-&gt; exec</text:p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greement registers (include/emit.h)</text:p>
          </draw:text-box>
        </draw:frame>
        <draw:frame presentation:style-name="pr4" draw:layer="layout" svg:width="12.316cm" svg:height="10.793cm" svg:x="1.4cm" svg:y="3.685cm" presentation:class="outline" presentation:user-transformed="true">
          <draw:text-box>
            <text:list text:style-name="L2">
              <text:list-item>
                <text:p>$zero – всегда нулевой регистр </text:p>
              </text:list-item>
              <text:list-item>
                <text:p>$a0 – аккумулятор</text:p>
              </text:list-item>
              <text:list-item>
                <text:p>$sp – указатель на стек</text:p>
              </text:list-item>
              <text:list-item>
                <text:p>$fp – указатель на фрейм</text:p>
              </text:list-item>
              <text:list-item>
                <text:p>$ra – адрес возврата из функции</text:p>
              </text:list-item>
              <text:list-item>
                <text:p>$t1 – temporary register</text:p>
              </text:list-item>
            </text:list>
          </draw:text-box>
        </draw:frame>
        <draw:frame presentation:style-name="pr4" draw:layer="layout" svg:width="13.078cm" svg:height="10.793cm" svg:x="14.224cm" svg:y="3.685cm" presentation:class="outline" presentation:user-transformed="true">
          <draw:text-box>
            <text:list text:style-name="L2">
              <text:list-item>
                <text:p>$s0 – указатель на текущий обьект (SELF)</text:p>
              </text:list-item>
              <text:list-item>
                <text:p>$a1 – для аргументов функций (not us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ips assembler cod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Код логически делится на 2 сегмента:</text:p>
              </text:list-header>
              <text:list-item>
                <text:p>“.data” - сегмент данных. Область Static Data - не содержит кода. У данных отсюда фиксированный адрес (может быть как r/o так и r/w)</text:p>
                <text:list>
                  <text:list-item>
                    <text:p>“.globl SYM” - указывает, что SYM является глобальным и на него можно ссылкться из других файлов (здесь - trap.handler) </text:p>
                  </text:list-item>
                </text:list>
              </text:list-item>
              <text:list-item>
                <text:p>“.text” - сегмент кода. Область кода - содержит бинарный код. Для большинства языков размер фиксирован и область read-only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epo</text:p>
          </draw:text-box>
        </draw:frame>
        <draw:frame presentation:style-name="pr4" draw:layer="layout" svg:width="25.199cm" svg:height="11.047cm" svg:x="1.4cm" svg:y="3.685cm" presentation:class="outline" presentation:user-transformed="true">
          <draw:text-box>
            <text:list text:style-name="L2">
              <text:list-item>
                <text:p>Основной файл – cgen.cc со всей логикой разделен на 3 файла:</text:p>
                <text:list>
                  <text:list-item>
                    <text:p>cgen.cc – методы code(генерация кода) и calc_temp(подсчет количества переменных) для каждой ноды дерева разбора программы (tree_node)</text:p>
                  </text:list-item>
                  <text:list-item>
                    <text:p>cgen_class_table.cxx – содержит определения методов для ClassTable и CgenNode</text:p>
                  </text:list-item>
                  <text:list-item>
                    <text:p>cgen_static_init.cxx – содержит статические функции для работы с ассемблером(emi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genClassTable &amp; CgenNod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genClassTable – класс со списком всех классов по имени (наследуется от SymbolTable&lt; Symbol, CgenNode &gt;) - работа с ним ведется через конструктор и метод code()</text:p>
              </text:list-item>
              <text:list-item>
                <text:p>CgenNode – один узел для описания и генерации полей класса</text:p>
                <text:list>
                  <text:list-item>
                    <text:p>typedef CgenNode *CgenNodeP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Конструктор <text:s/>CgenClassTable</text:p>
          </draw:text-box>
        </draw:frame>
        <draw:frame presentation:style-name="pr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install_basic_classes():</text:p>
                <text:list>
                  <text:list-item>
                    <text:p>Заполнение таблицы для работы с классами: No_class, SELF_TYPE, prim_slot</text:p>
                  </text:list-item>
                  <text:list-item>
                    <text:p>Cоздание нод (CgenNode) базовых класов : Object, IO, Int, Bool, Str</text:p>
                  </text:list-item>
                </text:list>
              </text:list-item>
              <text:list-item>
                <text:p>install_classes():</text:p>
                <text:list>
                  <text:list-item>
                    <text:p>Создание нод для всех пользовательских классов</text:p>
                  </text:list-item>
                  <text:list-item>
                    <text:p>Выставление currclasstag для всех классов – то есть у всех классов появляются идентификаторы.</text:p>
                  </text:list-item>
                </text:list>
              </text:list-item>
              <text:list-item>
                <text:p>build_inheritance_tree():</text:p>
                <text:list>
                  <text:list-item>
                    <text:p>Создание дерева наследования классов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standard" draw:layer="layout" svg:width="25.202cm" svg:height="15.655cm" svg:x="1.334cm" svg:y="0.069cm">
          <table:table table:template-name="seetang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seetang3"/>
              <table:table-cell table:style-name="ce1">
                <text:p text:style-name="P2"><text:span text:style-name="T1">CgenClassTable::Code()</text:span></text:p>
              </table:table-cell>
            </table:table-row>
            <table:table-row table:style-name="ro2" table:default-cell-style-name="seetang2">
              <table:table-cell>
                <text:p><text:s text:c="4"/>INFO_IN;</text:p>
              </table:table-cell>
              <table:table-cell>
                <text:p>Макрос дебажной печати.</text:p>
              </table:table-cell>
            </table:table-row>
            <table:table-row table:style-name="ro2" table:default-cell-style-name="seetang1">
              <table:table-cell>
                <text:p><text:s text:c="4"/>code_global_data();</text:p>
              </table:table-cell>
              <table:table-cell>
                <text:p>Код глобальных ссылок на функции</text:p>
              </table:table-cell>
            </table:table-row>
            <table:table-row table:style-name="ro2" table:default-cell-style-name="seetang2">
              <table:table-cell>
                <text:p><text:s text:c="4"/>code_select_gc();</text:p>
              </table:table-cell>
              <table:table-cell>
                <text:p>Код для инициализации Garbage collector</text:p>
                <text:p>Здесь можно поменять алгоритмы и поведение gc для запускаемой программы </text:p>
              </table:table-cell>
            </table:table-row>
            <table:table-row table:style-name="ro2" table:default-cell-style-name="seetang1">
              <table:table-cell>
                <text:p><text:s text:c="4"/>code_constants();</text:p>
              </table:table-cell>
              <table:table-cell>
                <text:p>Генерация описания всех констант программы</text:p>
              </table:table-cell>
            </table:table-row>
            <table:table-row table:style-name="ro2" table:default-cell-style-name="seetang2">
              <table:table-cell>
                <text:p><text:s text:c="4"/>code_classNameTab();</text:p>
              </table:table-cell>
              <table:table-cell>
                <text:p>Генерация таблицы с именами классов</text:p>
              </table:table-cell>
            </table:table-row>
            <table:table-row table:style-name="ro2" table:default-cell-style-name="seetang1">
              <table:table-cell>
                <text:p><text:s text:c="4"/>code_classObjTab();</text:p>
              </table:table-cell>
              <table:table-cell>
                <text:p>Генерация таблицы со ссылками на функции прототипов и инициализации</text:p>
              </table:table-cell>
            </table:table-row>
            <table:table-row table:style-name="ro2" table:default-cell-style-name="seetang2">
              <table:table-cell>
                <text:p><text:s text:c="4"/>code_dispTabs();</text:p>
              </table:table-cell>
              <table:table-cell>
                <text:p>Генерация таблицы методов классов</text:p>
              </table:table-cell>
            </table:table-row>
            <table:table-row table:style-name="ro2" table:default-cell-style-name="seetang1">
              <table:table-cell>
                <text:p><text:s text:c="4"/>code_protObjs();</text:p>
              </table:table-cell>
              <table:table-cell>
                <text:p>Генерация прототипов обьектов</text:p>
              </table:table-cell>
            </table:table-row>
            <table:table-row table:style-name="ro2" table:default-cell-style-name="seetang2">
              <table:table-cell>
                <text:p><text:s text:c="4"/>code_global_text();</text:p>
              </table:table-cell>
              <table:table-cell>
                <text:p>Начало секции кода (text), указатель на начало кучи</text:p>
              </table:table-cell>
            </table:table-row>
            <table:table-row table:style-name="ro2" table:default-cell-style-name="seetang1">
              <table:table-cell>
                <text:p><text:s text:c="4"/>code_initCode();</text:p>
              </table:table-cell>
              <table:table-cell>
                <text:p>Генерация кода инициализации обьектов</text:p>
              </table:table-cell>
            </table:table-row>
            <table:table-row table:style-name="ro2">
              <table:table-cell table:style-name="seetang2">
                <text:p><text:s text:c="4"/>code_methods();</text:p>
              </table:table-cell>
              <table:table-cell table:style-name="ce2">
                <text:p><text:span text:style-name="T2">Генерация кода методов обьектов</text:span></text:p>
              </table:table-cell>
            </table:table-row>
            <table:table-row table:style-name="ro3" table:default-cell-style-name="seetang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genClassTable::code_methods(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Для всех нод в списке – обход всех методов класса. Для каждого метода:</text:p>
                <text:list>
                  <text:list-item>
                    <text:p>Создание линка(LABEL) для метода</text:p>
                  </text:list-item>
                  <text:list-item>
                    <text:p>Сохранение контекста и выделение памяти под локальные переменные</text:p>
                  </text:list-item>
                  <text:list-item>
                    <text:p>Генерация expression метода (рекурентный вызов features[i]-&gt;code(...) 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Глобальные обьекты cgen.cc</text:p>
          </draw:text-box>
        </draw:frame>
        <draw:frame presentation:style-name="pr4" draw:layer="layout" svg:width="25.199cm" svg:height="2.919cm" svg:x="1.4cm" svg:y="3.685cm" presentation:class="outline" presentation:user-transformed="true">
          <draw:text-box>
            <text:list text:style-name="L2">
              <text:list-item>
                <text:p>“CgenClassTable<text:span text:style-name="T2">P</text:span> codegen_classtable” – текущая таблица классов</text:p>
              </text:list-item>
              <text:list-item>
                <text:p>“CgenNode<text:span text:style-name="T2">P</text:span> curr_node” - текущая исполняемая нода</text:p>
                <text:p/>
              </text:list-item>
            </text:list>
          </draw:text-box>
        </draw:frame>
        <draw:frame presentation:style-name="pr4" draw:layer="layout" svg:width="25.199cm" svg:height="7.102cm" svg:x="1.471cm" svg:y="7.884cm" presentation:class="outline" presentation:user-transformed="true">
          <draw:text-box>
            <text:list text:style-name="L2">
              <text:list-item>
                <text:p>“genNodeP parentnd” - указатель на родителя класса</text:p>
              </text:list-item>
              <text:list-item>
                <text:p>“List&lt;CgenNode&gt; *children” - список детей класса</text:p>
              </text:list-item>
              <text:list-item>
                <text:p>“Basicness basic_status” - признак базового обьекта (нужен для того, чтобы узнать, нужно ли кодировать методы)</text:p>
              </text:list-item>
              <text:list-item>
                <text:p>“int id” - идентификатор обьекта</text:p>
              </text:list-item>
              <text:list-item>
                <text:p>“Environment attrTable” - список аттрибутов класса с индексом</text:p>
              </text:list-item>
              <text:list-item>
                <text:p><text:span text:style-name="T3">“</text:span><text:span text:style-name="T3">Environment methodTable” - список методов класса с </text:span>оффсетами</text:p>
              </text:list-item>
            </text:list>
          </draw:text-box>
        </draw:frame>
        <draw:frame presentation:style-name="pr3" draw:layer="layout" svg:width="25.199cm" svg:height="2.629cm" svg:x="0.963cm" svg:y="5.499cm" presentation:class="title" presentation:user-transformed="true">
          <draw:text-box>
            <text:p>Аттрибуты CgenNode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Runtime – исполнение ассемблера</text:p>
          </draw:text-box>
        </draw:frame>
        <draw:frame presentation:style-name="pr4" draw:layer="layout" svg:width="25.199cm" svg:height="11.684cm" svg:x="1.4cm" svg:y="3.302cm" presentation:class="outline" presentation:user-transformed="true">
          <draw:text-box>
            <text:list text:style-name="L2">
              <text:list-item>
                <text:p>При запуске происходят следующее:</text:p>
                <text:list>
                  <text:list-item>
                    <text:p>В куче создается копия Main-обьекта (<text:span text:style-name="T2">прототип</text:span>). Затем инициализируется вызовом <text:span text:style-name="T2">Main_init</text:span>. Main_init должен запустить инициализацию <text:span text:style-name="T2">родительских</text:span> для Main классов и инициализировать <text:span text:style-name="T2">аттрибуты</text:span> Main-класса (если они существуют).</text:p>
                  </text:list-item>
                  <text:list-item>
                    <text:p>Далее управление передается в метод Main.main, при этом указатель на вновь созданный объект Main сохраняется в регистре $ a0. Регистр $ra содержит адрес возврата.</text:p>
                  </text:list-item>
                  <text:list-item>
                    <text:p><text:span text:style-name="T4">Если управление возвращается из Main.main, выполнение останавливается с сообщением «COOL </text:span>program successfully executed».</text:p>
                  </text:list-item>
                </text:list>
              </text:list-item>
              <text:list-item>
                <text:p><text:span text:style-name="T3">(см cool-toor.pdf : </text:span>7.5 Execution Startup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QtSpim exam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→ goto QtSpim lecture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→ codegen_3.pdf +17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table:table-template text:style-name="seetang" table:name="seetang">
      <table:first-row table:style-name="seetang3"/>
      <table:last-row table:style-name="seetang3"/>
      <table:first-column table:style-name="seetang3"/>
      <table:last-column table:style-name="seetang3"/>
      <table:body table:style-name="seetang1"/>
      <table:odd-rows table:style-name="seetang2"/>
      <table:odd-columns table:style-name="seetang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0T11:32:31.970401715</meta:creation-date>
    <dc:date>2019-03-20T18:16:37.900680746</dc:date>
    <meta:editing-duration>PT2H38M12S</meta:editing-duration>
    <meta:editing-cycles>20</meta:editing-cycles>
    <meta:generator>LibreOffice/6.1.3.1$Linux_X86_64 LibreOffice_project/10$Build-1</meta:generator>
    <meta:document-statistic meta:object-count="75"/>
  </office:meta>
</office:document-meta>
</file>